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237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00/00/00</text:date>, <text:time style:data-style-name="N2" text:time-value="15:25:04.24497634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1-23T15:27:24.521743230</dc:date>
    <meta:editing-duration>PT5H39M19S</meta:editing-duration>
    <meta:editing-cycles>62</meta:editing-cycles>
    <meta:generator>LibreOffice/7.0.4.2$Linux_X86_64 LibreOffice_project/dcf040e67528d9187c66b2379df5ea4407429775</meta:generator>
    <meta:document-statistic meta:table-count="1" meta:cell-count="1014" meta:object-count="0"/>
  </office:meta>
</office:document-meta>
</file>